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7c935d" officeooo:paragraph-rsid="0000f157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293626" officeooo:paragraph-rsid="0000f157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df07d" officeooo:paragraph-rsid="0000f157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ad59a" officeooo:paragraph-rsid="000ad59a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3a03a" officeooo:paragraph-rsid="0013a03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269353" officeooo:paragraph-rsid="0000f157"/>
    </style:style>
    <style:style style:name="P7" style:family="paragraph" style:parent-style-name="Standard">
      <style:text-properties officeooo:rsid="00269353" officeooo:paragraph-rsid="0000f157"/>
    </style:style>
    <style:style style:name="P8" style:family="paragraph" style:parent-style-name="Standard">
      <style:text-properties style:text-underline-style="none" fo:font-weight="normal" officeooo:rsid="00520924" officeooo:paragraph-rsid="0000f157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5a88a3" officeooo:paragraph-rsid="0000f157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742005" officeooo:paragraph-rsid="0000f157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371cfd" officeooo:paragraph-rsid="0000f157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7f0dd8" officeooo:paragraph-rsid="0003b5c7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7f0dd8" officeooo:paragraph-rsid="00055de1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7f0dd8" officeooo:paragraph-rsid="000609ad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7f0dd8" officeooo:paragraph-rsid="000a442b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7f0dd8" officeooo:paragraph-rsid="00101c79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7f0dd8" officeooo:paragraph-rsid="0011714d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7f0dd8" officeooo:paragraph-rsid="0012ad37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0ad59a" officeooo:paragraph-rsid="000ad59a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0ad59a" officeooo:paragraph-rsid="001342e4" style:font-weight-asian="normal" style:font-weight-complex="normal"/>
    </style:style>
    <style:style style:name="P21" style:family="paragraph" style:parent-style-name="Standard">
      <style:text-properties officeooo:paragraph-rsid="0000f157"/>
    </style:style>
    <style:style style:name="P22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officeooo:rsid="00269353" officeooo:paragraph-rsid="0000f157"/>
    </style:style>
    <style:style style:name="P23" style:family="paragraph" style:parent-style-name="Standard">
      <style:text-properties style:text-underline-style="none" fo:font-weight="normal" officeooo:rsid="00520924" officeooo:paragraph-rsid="0000f157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742005" officeooo:paragraph-rsid="0000f157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7f0dd8" officeooo:paragraph-rsid="001ee9e2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7f0dd8" officeooo:paragraph-rsid="0020fe97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7f0dd8" officeooo:paragraph-rsid="00224dde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7f0dd8" officeooo:paragraph-rsid="0023b84c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7f0dd8" officeooo:paragraph-rsid="0027112a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7f0dd8" officeooo:paragraph-rsid="00290589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7f0dd8" officeooo:paragraph-rsid="002b34cf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7f0dd8" officeooo:paragraph-rsid="002da63a" style:font-weight-asian="normal" style:font-weight-complex="normal"/>
    </style:style>
    <style:style style:name="P33" style:family="paragraph" style:parent-style-name="Standard">
      <style:text-properties style:text-underline-style="solid" style:text-underline-width="auto" style:text-underline-color="font-color" fo:font-weight="bold" officeooo:rsid="000df07d" officeooo:paragraph-rsid="0000f157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31c6e3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7dc8e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0f157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a9fb9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31c6e3" style:font-weight-asian="normal" style:font-weight-complex="normal"/>
    </style:style>
    <style:style style:name="T8" style:family="text">
      <style:text-properties style:text-underline-style="none" fo:font-weight="normal" officeooo:rsid="0051326f" style:font-weight-asian="normal" style:font-weight-complex="normal"/>
    </style:style>
    <style:style style:name="T9" style:family="text">
      <style:text-properties style:text-underline-style="none" fo:font-weight="normal" officeooo:rsid="0027dc8e" style:font-weight-asian="normal" style:font-weight-complex="normal"/>
    </style:style>
    <style:style style:name="T10" style:family="text">
      <style:text-properties style:text-underline-style="none" fo:font-weight="normal" officeooo:rsid="005a88a3" style:font-weight-asian="normal" style:font-weight-complex="normal"/>
    </style:style>
    <style:style style:name="T11" style:family="text">
      <style:text-properties style:text-underline-style="none" fo:font-weight="normal" officeooo:rsid="0002bb99" style:font-weight-asian="normal" style:font-weight-complex="normal"/>
    </style:style>
    <style:style style:name="T12" style:family="text">
      <style:text-properties style:text-underline-style="none" fo:font-weight="normal" officeooo:rsid="001accbd" style:font-weight-asian="normal" style:font-weight-complex="normal"/>
    </style:style>
    <style:style style:name="T13" style:family="text">
      <style:text-properties style:text-underline-style="none" fo:font-weight="bold" officeooo:rsid="0051326f" style:font-weight-asian="bold" style:font-weight-complex="bold"/>
    </style:style>
    <style:style style:name="T14" style:family="text">
      <style:text-properties officeooo:rsid="0003b5c7"/>
    </style:style>
    <style:style style:name="T15" style:family="text">
      <style:text-properties officeooo:rsid="000609ad"/>
    </style:style>
    <style:style style:name="T16" style:family="text">
      <style:text-properties officeooo:rsid="000a442b"/>
    </style:style>
    <style:style style:name="T17" style:family="text">
      <style:text-properties officeooo:rsid="000c02cd"/>
    </style:style>
    <style:style style:name="T18" style:family="text">
      <style:text-properties officeooo:rsid="00101c79"/>
    </style:style>
    <style:style style:name="T19" style:family="text">
      <style:text-properties officeooo:rsid="0011714d"/>
    </style:style>
    <style:style style:name="T20" style:family="text">
      <style:text-properties officeooo:rsid="0012ad37"/>
    </style:style>
    <style:style style:name="T21" style:family="text">
      <style:text-properties officeooo:rsid="0023b8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6">SSN COLLEGE OF ENGINEERING, KALAVAKKAM</text:p>
      <text:p text:style-name="P6">(An Autonomous Institution, Affiliated to Anna University, Chennai)</text:p>
      <text:p text:style-name="P6">DEPARTMENT OF COMPUTER SCIENCE AND ENGINEERING</text:p>
      <text:p text:style-name="P22">UCS1411 - OPERATING SYSTEMS LAB</text:p>
      <text:p text:style-name="P7"/>
      <text:p text:style-name="P2">NAME <text:s/>: NIVEDHITHA D</text:p>
      <text:p text:style-name="P2">REGNO: 185001104</text:p>
      <text:p text:style-name="P7"/>
      <text:p text:style-name="P7"><text:span text:style-name="T1">Lab Exercise </text:span><text:span text:style-name="T5">10</text:span><text:span text:style-name="T2">:</text:span><text:span text:style-name="T7"> </text:span><text:span text:style-name="T8"><text:s text:c="2"/></text:span><text:span text:style-name="T13">Implementation of Page Replacement Algorithms</text:span></text:p>
      <text:p text:style-name="P7"/>
      <text:p text:style-name="P21"><text:span text:style-name="T3">AIM:</text:span><text:span text:style-name="T9"> </text:span></text:p>
      <text:p text:style-name="P8"/>
      <text:p text:style-name="P8">Develop a C program to implement the page replacement algorithms (FIFO, Optimal, LRU and LFU) using linked list. </text:p>
      <text:p text:style-name="P8"/>
      <text:p text:style-name="P3">DRIVER CODE:<text:span text:style-name="T6"> </text:span><text:span text:style-name="T12">pageReplacement.c</text:span></text:p>
      <text:p text:style-name="P9"/>
      <text:p text:style-name="P10"/>
      <text:p text:style-name="P10">#include &lt;stdio.h&gt;</text:p>
      <text:p text:style-name="P10">#include &lt;string.h&gt;</text:p>
      <text:p text:style-name="P10">#include &lt;stdlib.h&gt;</text:p>
      <text:p text:style-name="P10">#include &lt;unistd.h&gt;</text:p>
      <text:p text:style-name="P10">#include &lt;termios.h&gt;</text:p>
      <text:p text:style-name="P10"/>
      <text:p text:style-name="P10">//FUNCTION TO IMPLEMENT getch() DUE TO THE ABSENCE OF &lt;conio.h&gt; IN gcc COMPILER</text:p>
      <text:p text:style-name="P10"/>
      <text:p text:style-name="P10">char getch()</text:p>
      <text:p text:style-name="P10">{</text:p>
      <text:p text:style-name="P10"><text:tab/>char buf=0;</text:p>
      <text:p text:style-name="P10"/>
      <text:p text:style-name="P10"><text:tab/>struct termios old={0};</text:p>
      <text:p text:style-name="P10"/>
      <text:p text:style-name="P10"><text:tab/>fflush(stdout);</text:p>
      <text:p text:style-name="P10"/>
      <text:p text:style-name="P10"><text:tab/>if(tcgetattr(0, &amp;old)&lt;0)</text:p>
      <text:p text:style-name="P10"><text:tab/><text:tab/>perror("tcsetattr()");</text:p>
      <text:p text:style-name="P10"/>
      <text:p text:style-name="P10"><text:tab/>old.c_lflag&amp;=~ICANON;</text:p>
      <text:p text:style-name="P10"><text:tab/>old.c_lflag&amp;=~ECHO;</text:p>
      <text:p text:style-name="P10"><text:tab/>old.c_cc[VMIN]=1;</text:p>
      <text:p text:style-name="P10"><text:tab/>old.c_cc[VTIME]=0;</text:p>
      <text:p text:style-name="P10"/>
      <text:p text:style-name="P10"><text:tab/>if(tcsetattr(0, TCSANOW, &amp;old)&lt;0)</text:p>
      <text:p text:style-name="P10"><text:tab/><text:tab/>perror("tcsetattr ICANON");</text:p>
      <text:p text:style-name="P10"/>
      <text:p text:style-name="P10"><text:tab/>if(read(0,&amp;buf,1)&lt;0)</text:p>
      <text:p text:style-name="P10"><text:tab/><text:tab/>perror("read()");</text:p>
      <text:p text:style-name="P10"><text:soft-page-break/></text:p>
      <text:p text:style-name="P10"><text:tab/>old.c_lflag|=ICANON;</text:p>
      <text:p text:style-name="P10"><text:s text:c="3"/><text:tab/>old.c_lflag|=ECHO;</text:p>
      <text:p text:style-name="P10"/>
      <text:p text:style-name="P10"><text:tab/>if(tcsetattr(0, TCSADRAIN, &amp;old)&lt;0)</text:p>
      <text:p text:style-name="P10"><text:tab/><text:tab/>perror ("tcsetattr ~ICANON");</text:p>
      <text:p text:style-name="P10"/>
      <text:p text:style-name="P10"><text:tab/>return buf;</text:p>
      <text:p text:style-name="P10">}</text:p>
      <text:p text:style-name="P10"/>
      <text:p text:style-name="P10">#define INF 9999</text:p>
      <text:p text:style-name="P10">int i, j, k;</text:p>
      <text:p text:style-name="P10"/>
      <text:p text:style-name="P10">int n, nf;</text:p>
      <text:p text:style-name="P10">int pgRefStr[100], page[50];</text:p>
      <text:p text:style-name="P10"/>
      <text:p text:style-name="P10">int hit = 0;</text:p>
      <text:p text:style-name="P10">int pgfault = 0;</text:p>
      <text:p text:style-name="P10"/>
      <text:p text:style-name="P10">void read_data()</text:p>
      <text:p text:style-name="P10">{</text:p>
      <text:p text:style-name="P10"><text:s text:c="4"/>printf("\n\tEnter page reference string length: ");</text:p>
      <text:p text:style-name="P10"><text:s text:c="4"/>scanf("%d",&amp;n);</text:p>
      <text:p text:style-name="P10"/>
      <text:p text:style-name="P10"><text:s text:c="4"/>printf("\n\tEnter the page reference string: ");</text:p>
      <text:p text:style-name="P10"><text:s text:c="4"/>for(i=0; i&lt;n; i++)</text:p>
      <text:p text:style-name="P10"><text:s text:c="8"/>scanf("%d",&amp;pgRefStr[i]);</text:p>
      <text:p text:style-name="P10"/>
      <text:p text:style-name="P10"><text:s text:c="4"/>printf("\n\tEnter the number of frames: ");</text:p>
      <text:p text:style-name="P10"><text:s text:c="4"/>scanf(" %d",&amp;nf);</text:p>
      <text:p text:style-name="P10"/>
      <text:p text:style-name="P10">}</text:p>
      <text:p text:style-name="P10"/>
      <text:p text:style-name="P10">void initialize()</text:p>
      <text:p text:style-name="P10">{</text:p>
      <text:p text:style-name="P10"><text:s text:c="4"/>pgfault = 0;</text:p>
      <text:p text:style-name="P10"><text:s text:c="4"/>for(i=0; i&lt;nf; i++)</text:p>
      <text:p text:style-name="P10"><text:s text:c="8"/>page[i] = INF;</text:p>
      <text:p text:style-name="P10">}</text:p>
      <text:p text:style-name="P10"/>
      <text:p text:style-name="P10">int isHit(int data)</text:p>
      <text:p text:style-name="P10">{</text:p>
      <text:p text:style-name="P10"><text:s text:c="4"/>hit = 0;</text:p>
      <text:p text:style-name="P10"><text:s text:c="4"/>for(j=0; j&lt;nf; j++)</text:p>
      <text:p text:style-name="P10"><text:s text:c="4"/>{</text:p>
      <text:p text:style-name="P10"><text:s text:c="8"/>if(page[j] == data)</text:p>
      <text:p text:style-name="P10"><text:s text:c="8"/>{</text:p>
      <text:p text:style-name="P10"><text:s text:c="12"/>hit=1;</text:p>
      <text:p text:style-name="P10"><text:s text:c="12"/>break;</text:p>
      <text:p text:style-name="P10"><text:soft-page-break/><text:s text:c="8"/>}</text:p>
      <text:p text:style-name="P10"><text:s text:c="4"/>}</text:p>
      <text:p text:style-name="P10"/>
      <text:p text:style-name="P10"><text:s text:c="4"/>return hit;</text:p>
      <text:p text:style-name="P10">}</text:p>
      <text:p text:style-name="P10"/>
      <text:p text:style-name="P10">int getHitIndex(int data)</text:p>
      <text:p text:style-name="P10">{</text:p>
      <text:p text:style-name="P10"><text:s text:c="4"/>int hitind;</text:p>
      <text:p text:style-name="P10"><text:s text:c="4"/>for(k=0; k&lt;nf; k++)</text:p>
      <text:p text:style-name="P10"><text:s text:c="4"/>{</text:p>
      <text:p text:style-name="P10"><text:s text:c="8"/>if(page[k] == data)</text:p>
      <text:p text:style-name="P10"><text:s text:c="8"/>{</text:p>
      <text:p text:style-name="P10"><text:s text:c="12"/>hitind = k;</text:p>
      <text:p text:style-name="P10"><text:s text:c="12"/>break;</text:p>
      <text:p text:style-name="P10"><text:s text:c="8"/>}</text:p>
      <text:p text:style-name="P10"><text:s text:c="4"/>}</text:p>
      <text:p text:style-name="P10"/>
      <text:p text:style-name="P10"><text:s text:c="4"/>return hitind;</text:p>
      <text:p text:style-name="P10">}</text:p>
      <text:p text:style-name="P10"/>
      <text:p text:style-name="P10">void dispPages()</text:p>
      <text:p text:style-name="P10">{</text:p>
      <text:p text:style-name="P10"><text:s text:c="4"/>for (k=0; k&lt;nf; k++)</text:p>
      <text:p text:style-name="P10"><text:s text:c="4"/>{</text:p>
      <text:p text:style-name="P10"><text:s text:c="8"/>if(page[k] != INF)</text:p>
      <text:p text:style-name="P10"><text:s text:c="12"/>printf(" %d", page[k]);</text:p>
      <text:p text:style-name="P10"><text:s text:c="4"/>}</text:p>
      <text:p text:style-name="P10">}</text:p>
      <text:p text:style-name="P10"/>
      <text:p text:style-name="P10">void fifo()</text:p>
      <text:p text:style-name="P10">{</text:p>
      <text:p text:style-name="P10"><text:s text:c="4"/>initialize();</text:p>
      <text:p text:style-name="P10"/>
      <text:p text:style-name="P10"><text:s text:c="4"/>for(i=0; i&lt;n; i++)</text:p>
      <text:p text:style-name="P10"><text:s text:c="4"/>{</text:p>
      <text:p text:style-name="P10"><text:s text:c="8"/>printf("\n\t %d:",pgRefStr[i]);</text:p>
      <text:p text:style-name="P10"/>
      <text:p text:style-name="P10"><text:s text:c="8"/>if(isHit(pgRefStr[i]) == 0)</text:p>
      <text:p text:style-name="P10"><text:s text:c="8"/>{</text:p>
      <text:p text:style-name="P10"><text:s text:c="12"/>for(k=0; k&lt;nf-1; k++)</text:p>
      <text:p text:style-name="P10"><text:s text:c="16"/>page[k] = page[k+1];</text:p>
      <text:p text:style-name="P10"/>
      <text:p text:style-name="P10"><text:s text:c="12"/>page[k] = pgRefStr[i];</text:p>
      <text:p text:style-name="P10"/>
      <text:p text:style-name="P10"><text:s text:c="12"/>pgfault++;</text:p>
      <text:p text:style-name="P10"/>
      <text:p text:style-name="P10"><text:s text:c="12"/>dispPages();</text:p>
      <text:p text:style-name="P10"><text:s text:c="8"/>}</text:p>
      <text:p text:style-name="P10"><text:soft-page-break/></text:p>
      <text:p text:style-name="P10"><text:s text:c="4"/><text:tab/>else</text:p>
      <text:p text:style-name="P10"><text:s text:c="12"/>printf(" NO page fault !");</text:p>
      <text:p text:style-name="P10"><text:s text:c="4"/>}</text:p>
      <text:p text:style-name="P10"/>
      <text:p text:style-name="P10"><text:s text:c="4"/>printf("\n\n\tTotal number of PAGE FAULTS: %d", pgfault);</text:p>
      <text:p text:style-name="P10">}</text:p>
      <text:p text:style-name="P10"/>
      <text:p text:style-name="P10"/>
      <text:p text:style-name="P10">void optimal()</text:p>
      <text:p text:style-name="P10">{</text:p>
      <text:p text:style-name="P10"><text:s text:c="4"/>initialize();</text:p>
      <text:p text:style-name="P10"/>
      <text:p text:style-name="P10"><text:s text:c="4"/>int near[50];</text:p>
      <text:p text:style-name="P10"/>
      <text:p text:style-name="P10"><text:s text:c="4"/>for(i=0; i&lt;n; i++)</text:p>
      <text:p text:style-name="P10"><text:s text:c="4"/>{</text:p>
      <text:p text:style-name="P10"><text:s text:c="8"/>printf("\n\t %d:",pgRefStr[i]);</text:p>
      <text:p text:style-name="P10"/>
      <text:p text:style-name="P10"><text:s text:c="8"/>if(isHit(pgRefStr[i]) == 0)</text:p>
      <text:p text:style-name="P10"><text:s text:c="8"/>{</text:p>
      <text:p text:style-name="P10"><text:s text:c="12"/>for(j=0; j&lt;nf; j++)</text:p>
      <text:p text:style-name="P10"><text:s text:c="12"/>{</text:p>
      <text:p text:style-name="P10"><text:s text:c="16"/>int pg = page[j];</text:p>
      <text:p text:style-name="P10"><text:s text:c="16"/>int found = 0;</text:p>
      <text:p text:style-name="P10"/>
      <text:p text:style-name="P10"><text:s text:c="16"/>for(k=i; k&lt;n; k++)</text:p>
      <text:p text:style-name="P10"><text:s text:c="16"/>{</text:p>
      <text:p text:style-name="P10"><text:s text:c="20"/>if(pg == pgRefStr[k])</text:p>
      <text:p text:style-name="P10"><text:s text:c="20"/>{</text:p>
      <text:p text:style-name="P10"><text:s text:c="24"/>near[j] = k;</text:p>
      <text:p text:style-name="P10"><text:s text:c="24"/>found = 1;</text:p>
      <text:p text:style-name="P10"><text:s text:c="24"/>break;</text:p>
      <text:p text:style-name="P10"><text:s text:c="20"/>}</text:p>
      <text:p text:style-name="P10"/>
      <text:p text:style-name="P10"><text:s text:c="20"/>else</text:p>
      <text:p text:style-name="P10"><text:s text:c="24"/>found = 0;</text:p>
      <text:p text:style-name="P10"><text:s text:c="16"/>}</text:p>
      <text:p text:style-name="P10"/>
      <text:p text:style-name="P10"><text:s text:c="16"/>if(!found)</text:p>
      <text:p text:style-name="P10"><text:s text:c="20"/>near[j] = INF;</text:p>
      <text:p text:style-name="P10"><text:s text:c="12"/>}</text:p>
      <text:p text:style-name="P10"/>
      <text:p text:style-name="P10"><text:s/><text:tab/><text:tab/><text:tab/>int max = -INF;</text:p>
      <text:p text:style-name="P10"><text:s text:c="12"/>int repindex;</text:p>
      <text:p text:style-name="P10"/>
      <text:p text:style-name="P10"><text:s text:c="12"/>for(j=0; j&lt;nf; j++)</text:p>
      <text:p text:style-name="P10"><text:s text:c="12"/>{</text:p>
      <text:p text:style-name="P10"><text:s text:c="16"/>if(near[j] &gt; max)</text:p>
      <text:p text:style-name="P10"><text:soft-page-break/><text:s text:c="16"/>{</text:p>
      <text:p text:style-name="P10"><text:s text:c="20"/>max = near[j];</text:p>
      <text:p text:style-name="P10"><text:s text:c="20"/>repindex = j;</text:p>
      <text:p text:style-name="P10"><text:s text:c="16"/>}</text:p>
      <text:p text:style-name="P10"><text:s text:c="12"/>}</text:p>
      <text:p text:style-name="P10"/>
      <text:p text:style-name="P10"><text:s text:c="12"/>page[repindex] = pgRefStr[i];</text:p>
      <text:p text:style-name="P10"><text:s text:c="12"/>pgfault++;</text:p>
      <text:p text:style-name="P10"/>
      <text:p text:style-name="P10"><text:s text:c="12"/>dispPages();</text:p>
      <text:p text:style-name="P10"><text:s text:c="8"/>}</text:p>
      <text:p text:style-name="P10"/>
      <text:p text:style-name="P10"><text:s text:c="8"/>else</text:p>
      <text:p text:style-name="P10"><text:s text:c="13"/>printf(" NO page fault !");</text:p>
      <text:p text:style-name="P10"><text:s text:c="4"/>}</text:p>
      <text:p text:style-name="P10"/>
      <text:p text:style-name="P10"><text:s text:c="4"/>printf("\n\n\tTotal number of PAGE FAULTS: %d", pgfault);</text:p>
      <text:p text:style-name="P10">}</text:p>
      <text:p text:style-name="P10"/>
      <text:p text:style-name="P10">void lru()</text:p>
      <text:p text:style-name="P10">{</text:p>
      <text:p text:style-name="P10"><text:s text:c="4"/>initialize();</text:p>
      <text:p text:style-name="P10"/>
      <text:p text:style-name="P10"><text:s text:c="4"/>int least[50];</text:p>
      <text:p text:style-name="P10"/>
      <text:p text:style-name="P10"><text:s text:c="4"/>for(i=0; i&lt;n; i++)</text:p>
      <text:p text:style-name="P10"><text:s text:c="4"/>{</text:p>
      <text:p text:style-name="P10"/>
      <text:p text:style-name="P10"><text:s text:c="8"/>printf("\n\t %d :",pgRefStr[i]);</text:p>
      <text:p text:style-name="P10"/>
      <text:p text:style-name="P10"><text:s text:c="8"/>if(isHit(pgRefStr[i]) == 0)</text:p>
      <text:p text:style-name="P10"><text:s text:c="8"/>{</text:p>
      <text:p text:style-name="P10"/>
      <text:p text:style-name="P10"><text:s text:c="12"/>for(j=0; j&lt;nf; j++)</text:p>
      <text:p text:style-name="P10"><text:s text:c="12"/>{</text:p>
      <text:p text:style-name="P10"><text:s text:c="16"/>int pg = page[j];</text:p>
      <text:p text:style-name="P10"><text:s text:c="16"/>int found = 0;</text:p>
      <text:p text:style-name="P10"/>
      <text:p text:style-name="P10"><text:s text:c="16"/>for(k=i-1; k&gt;=0; k--)</text:p>
      <text:p text:style-name="P10"><text:s text:c="16"/>{</text:p>
      <text:p text:style-name="P10"><text:s text:c="20"/>if(pg == pgRefStr[k])</text:p>
      <text:p text:style-name="P10"><text:s text:c="20"/>{</text:p>
      <text:p text:style-name="P10"><text:s text:c="24"/>least[j] = k;</text:p>
      <text:p text:style-name="P10"><text:s text:c="24"/>found = 1;</text:p>
      <text:p text:style-name="P10"><text:s text:c="24"/>break;</text:p>
      <text:p text:style-name="P10"><text:s text:c="20"/>}</text:p>
      <text:p text:style-name="P10"/>
      <text:p text:style-name="P10"><text:s text:c="20"/>else</text:p>
      <text:p text:style-name="P10"><text:s text:c="24"/>found = 0;</text:p>
      <text:p text:style-name="P10"><text:soft-page-break/><text:s text:c="16"/>}</text:p>
      <text:p text:style-name="P10"/>
      <text:p text:style-name="P10"><text:s text:c="16"/>if(!found)</text:p>
      <text:p text:style-name="P10"><text:s text:c="20"/>least[j] = -INF;</text:p>
      <text:p text:style-name="P10"><text:s text:c="12"/>}</text:p>
      <text:p text:style-name="P10"/>
      <text:p text:style-name="P10"><text:s text:c="12"/>int min = INF;</text:p>
      <text:p text:style-name="P10"><text:s text:c="12"/>int repindex;</text:p>
      <text:p text:style-name="P10"/>
      <text:p text:style-name="P10"><text:s text:c="12"/>for(j=0; j&lt;nf; j++)</text:p>
      <text:p text:style-name="P10"><text:s text:c="12"/>{</text:p>
      <text:p text:style-name="P10"><text:s text:c="16"/>if(least[j] &lt; min)</text:p>
      <text:p text:style-name="P10"><text:s text:c="16"/>{</text:p>
      <text:p text:style-name="P10"><text:s text:c="20"/>min = least[j];</text:p>
      <text:p text:style-name="P10"><text:s text:c="20"/>repindex = j;</text:p>
      <text:p text:style-name="P10"><text:s text:c="16"/>}</text:p>
      <text:p text:style-name="P10"><text:s text:c="12"/>}</text:p>
      <text:p text:style-name="P10"/>
      <text:p text:style-name="P10"><text:s text:c="12"/>page[repindex] = pgRefStr[i];</text:p>
      <text:p text:style-name="P10"><text:s text:c="12"/>pgfault++;</text:p>
      <text:p text:style-name="P10"/>
      <text:p text:style-name="P10"><text:s text:c="12"/>dispPages();</text:p>
      <text:p text:style-name="P10"><text:s text:c="8"/>}</text:p>
      <text:p text:style-name="P10"/>
      <text:p text:style-name="P10"><text:s text:c="8"/>else</text:p>
      <text:p text:style-name="P10"><text:s text:c="13"/>printf(" NO page fault !");</text:p>
      <text:p text:style-name="P10"><text:s text:c="4"/>}</text:p>
      <text:p text:style-name="P10"/>
      <text:p text:style-name="P10"><text:s text:c="4"/>printf("\n\n\tTotal number of PAGE FAULTS: %d", pgfault);</text:p>
      <text:p text:style-name="P10">}</text:p>
      <text:p text:style-name="P10"/>
      <text:p text:style-name="P10">void lfu()</text:p>
      <text:p text:style-name="P10">{</text:p>
      <text:p text:style-name="P10"><text:s text:c="4"/>int usedcnt[100];</text:p>
      <text:p text:style-name="P10"><text:s text:c="4"/>int least,repin,sofarcnt=0,bn;</text:p>
      <text:p text:style-name="P10"/>
      <text:p text:style-name="P10"><text:s text:c="4"/>initialize();</text:p>
      <text:p text:style-name="P10"/>
      <text:p text:style-name="P10"><text:s text:c="4"/>for(i=0; i&lt;nf; i++)</text:p>
      <text:p text:style-name="P10"><text:s text:c="8"/>usedcnt[i] = 0;</text:p>
      <text:p text:style-name="P10"/>
      <text:p text:style-name="P10"><text:s text:c="4"/>for(i=0; i&lt;n; i++)</text:p>
      <text:p text:style-name="P10"><text:s text:c="4"/>{</text:p>
      <text:p text:style-name="P10"><text:s text:c="8"/>printf("\n\t %d :" ,pgRefStr[i]);</text:p>
      <text:p text:style-name="P10"/>
      <text:p text:style-name="P10"><text:s text:c="8"/>if(isHit(pgRefStr[i]))</text:p>
      <text:p text:style-name="P10"><text:s text:c="8"/>{</text:p>
      <text:p text:style-name="P10"><text:s text:c="12"/>int hitind = getHitIndex(pgRefStr[i]);</text:p>
      <text:p text:style-name="P10"/>
      <text:p text:style-name="P10"><text:soft-page-break/><text:s text:c="12"/>usedcnt[hitind]++;</text:p>
      <text:p text:style-name="P10"><text:s text:c="12"/>printf(" NO page fault !");</text:p>
      <text:p text:style-name="P10"><text:s text:c="8"/>}</text:p>
      <text:p text:style-name="P10"/>
      <text:p text:style-name="P10"><text:s text:c="8"/>else</text:p>
      <text:p text:style-name="P10"><text:s text:c="8"/>{</text:p>
      <text:p text:style-name="P10"><text:s text:c="12"/>pgfault++;</text:p>
      <text:p text:style-name="P10"/>
      <text:p text:style-name="P10"><text:s text:c="12"/>if(bn &lt; nf)</text:p>
      <text:p text:style-name="P10"><text:s text:c="12"/>{</text:p>
      <text:p text:style-name="P10"><text:s text:c="16"/>page[bn] = pgRefStr[i];</text:p>
      <text:p text:style-name="P10"><text:s text:c="16"/>usedcnt[bn] = usedcnt[bn]+1;</text:p>
      <text:p text:style-name="P10"><text:s text:c="16"/>bn++;</text:p>
      <text:p text:style-name="P10"><text:s text:c="12"/>}</text:p>
      <text:p text:style-name="P10"/>
      <text:p text:style-name="P10"><text:s text:c="12"/>else</text:p>
      <text:p text:style-name="P10"><text:s text:c="12"/>{</text:p>
      <text:p text:style-name="P10"><text:s text:c="16"/>least = INF;</text:p>
      <text:p text:style-name="P10"><text:s text:c="16"/>for(k=0; k&lt;nf; k++)</text:p>
      <text:p text:style-name="P10"><text:s text:c="20"/>if(usedcnt[k] &lt; least)</text:p>
      <text:p text:style-name="P10"><text:s text:c="20"/>{</text:p>
      <text:p text:style-name="P10"><text:s text:c="24"/>least = usedcnt[k];</text:p>
      <text:p text:style-name="P10"><text:s text:c="24"/>repin = k;</text:p>
      <text:p text:style-name="P10"><text:s text:c="20"/>}</text:p>
      <text:p text:style-name="P10"/>
      <text:p text:style-name="P10"><text:s text:c="16"/>page[repin] = pgRefStr[i];</text:p>
      <text:p text:style-name="P10"><text:s text:c="16"/>sofarcnt = 0;</text:p>
      <text:p text:style-name="P10"/>
      <text:p text:style-name="P10"><text:s text:c="16"/>for(k=0; k&lt;=i; k++)</text:p>
      <text:p text:style-name="P10"><text:s text:c="20"/>if(pgRefStr[i] == pgRefStr[k])</text:p>
      <text:p text:style-name="P10"><text:s text:c="24"/>sofarcnt = sofarcnt+1;</text:p>
      <text:p text:style-name="P10"/>
      <text:p text:style-name="P10"><text:s text:c="16"/>usedcnt[repin] = sofarcnt;</text:p>
      <text:p text:style-name="P10"><text:s text:c="12"/>}</text:p>
      <text:p text:style-name="P10"/>
      <text:p text:style-name="P10"><text:s text:c="12"/>dispPages();</text:p>
      <text:p text:style-name="P10"><text:s text:c="8"/>}</text:p>
      <text:p text:style-name="P10"/>
      <text:p text:style-name="P10"><text:s text:c="4"/>}</text:p>
      <text:p text:style-name="P10"/>
      <text:p text:style-name="P10"><text:s text:c="4"/>printf("\n\n\tTotal number of PAGE FAULTS: %d", pgfault);</text:p>
      <text:p text:style-name="P10">}</text:p>
      <text:p text:style-name="P10"/>
      <text:p text:style-name="P10">int main()</text:p>
      <text:p text:style-name="P10">{</text:p>
      <text:p text:style-name="P10"><text:tab/>char choice;</text:p>
      <text:p text:style-name="P10"/>
      <text:p text:style-name="P10"><text:tab/>system("clear");</text:p>
      <text:p text:style-name="P10"/>
      <text:p text:style-name="P10"><text:soft-page-break/><text:tab/>//DISPLAYING THE MENU</text:p>
      <text:p text:style-name="P10"/>
      <text:p text:style-name="P10"><text:tab/>do</text:p>
      <text:p text:style-name="P10"><text:tab/>{</text:p>
      <text:p text:style-name="P10"><text:tab/><text:tab/>system("clear");</text:p>
      <text:p text:style-name="P10"/>
      <text:p text:style-name="P10"><text:tab/><text:tab/>printf("\n\n\t+----------------------------+\n");</text:p>
      <text:p text:style-name="P10"><text:tab/><text:tab/>printf("\t\tMENU OPTIONS\n");</text:p>
      <text:p text:style-name="P10"><text:tab/><text:tab/>printf("\t+----------------------------+\n\n");</text:p>
      <text:p text:style-name="P10"/>
      <text:p text:style-name="P10"><text:tab/><text:tab/>printf("\t1. READ DATA\n\n");</text:p>
      <text:p text:style-name="P10"><text:tab/><text:tab/>printf("\t2. FIFO\n\n");</text:p>
      <text:p text:style-name="P10"><text:tab/><text:tab/>printf("\t3. OPTIMAL\n\n");</text:p>
      <text:p text:style-name="P10"><text:tab/><text:tab/>printf("\t4. LRU\n\n");</text:p>
      <text:p text:style-name="P10"><text:tab/><text:tab/>printf("\t5. LFU\n\n");</text:p>
      <text:p text:style-name="P10"><text:tab/><text:tab/>printf("\t6. EXIT\n\n");</text:p>
      <text:p text:style-name="P10"/>
      <text:p text:style-name="P10"><text:tab/><text:tab/>printf("\n\n\tENTER choice: ");</text:p>
      <text:p text:style-name="P10"><text:tab/><text:tab/>scanf(" %c", &amp;choice);</text:p>
      <text:p text:style-name="P10"/>
      <text:p text:style-name="P10"><text:tab/><text:tab/>switch(choice)</text:p>
      <text:p text:style-name="P10"><text:tab/><text:tab/>{</text:p>
      <text:p text:style-name="P10"><text:tab/><text:tab/><text:tab/>case '1':<text:tab/>read_data();</text:p>
      <text:p text:style-name="P10"/>
      <text:p text:style-name="P10"><text:tab/><text:tab/><text:tab/><text:tab/><text:tab/><text:tab/>getch();</text:p>
      <text:p text:style-name="P10"><text:tab/><text:tab/><text:tab/><text:tab/><text:tab/><text:tab/>break;</text:p>
      <text:p text:style-name="P10"/>
      <text:p text:style-name="P10"><text:tab/><text:tab/><text:tab/>case '2':<text:tab/>fifo();</text:p>
      <text:p text:style-name="P10"/>
      <text:p text:style-name="P10"><text:tab/><text:tab/><text:tab/><text:tab/><text:tab/><text:tab/>getch();</text:p>
      <text:p text:style-name="P10"><text:tab/><text:tab/><text:tab/><text:tab/><text:tab/><text:tab/>break;</text:p>
      <text:p text:style-name="P10"/>
      <text:p text:style-name="P10"><text:tab/><text:tab/><text:tab/>case '3':<text:tab/>optimal();</text:p>
      <text:p text:style-name="P10"/>
      <text:p text:style-name="P10"><text:tab/><text:tab/><text:tab/><text:tab/><text:tab/><text:tab/>getch();</text:p>
      <text:p text:style-name="P10"><text:tab/><text:tab/><text:tab/><text:tab/><text:tab/><text:tab/>break;</text:p>
      <text:p text:style-name="P10"/>
      <text:p text:style-name="P10"><text:tab/><text:tab/><text:tab/>case '4':<text:tab/>lru();</text:p>
      <text:p text:style-name="P10"/>
      <text:p text:style-name="P10"><text:tab/><text:tab/><text:tab/><text:tab/><text:tab/><text:tab/>getch();</text:p>
      <text:p text:style-name="P10"><text:tab/><text:tab/><text:tab/><text:tab/><text:tab/><text:tab/>break;</text:p>
      <text:p text:style-name="P10"/>
      <text:p text:style-name="P10"><text:tab/><text:tab/><text:tab/>case '5':<text:tab/>lfu();</text:p>
      <text:p text:style-name="P10"/>
      <text:p text:style-name="P10"><text:tab/><text:tab/><text:tab/><text:tab/><text:tab/><text:tab/>getch();</text:p>
      <text:p text:style-name="P10"><text:tab/><text:tab/><text:tab/><text:tab/><text:tab/><text:tab/>break;</text:p>
      <text:p text:style-name="P10"/>
      <text:p text:style-name="P10"><text:tab/><text:tab/><text:tab/>case '6':<text:tab/>system("clear");</text:p>
      <text:p text:style-name="P10"><text:tab/><text:tab/><text:tab/><text:tab/><text:tab/><text:tab/>return 0;</text:p>
      <text:p text:style-name="P10"><text:soft-page-break/><text:tab/><text:tab/><text:tab/><text:tab/><text:tab/><text:tab/>break;</text:p>
      <text:p text:style-name="P10"/>
      <text:p text:style-name="P10"><text:tab/><text:tab/><text:tab/>default:<text:tab/>printf("\n\tINVALID OPTION .....!!!!!\n\n");</text:p>
      <text:p text:style-name="P10"><text:tab/><text:tab/><text:tab/><text:tab/><text:tab/><text:tab/>getch();</text:p>
      <text:p text:style-name="P10"><text:tab/><text:tab/>}</text:p>
      <text:p text:style-name="P10"><text:tab/>}while(choice!=6);</text:p>
      <text:p text:style-name="P10">}</text:p>
      <text:p text:style-name="P11"/>
      <text:p text:style-name="P3">OUTPUT:</text:p>
      <text:p text:style-name="P3"/>
      <text:p text:style-name="P26">+------------------------------------+ <text:s text:c="190"/><text:tab/>MENU OPTIONS <text:s text:c="190"/>+------------------------------------+ <text:s text:c="391"/>1. READ DATA <text:s text:c="409"/>2. FIFO <text:s text:c="414"/>3. OPTIMAL <text:s text:c="411"/>4. LRU <text:s text:c="415"/>5. LFU <text:s text:c="415"/>6. EXIT <text:s text:c="3"/></text:p>
      <text:p text:style-name="P25"><text:s text:c="833"/>ENTER choice: 1</text:p>
      <text:p text:style-name="P25"><text:s text:c="407"/>Enter page reference string length: 22 <text:s text:c="383"/>Enter the page reference string: 7 0 1 2 0 3 0 4 2 3 0 3 0 3 2 1 2 0 1 7 0 1 <text:s text:c="345"/>Enter the number of frames: 3 </text:p>
      <text:p text:style-name="P25"/>
      <text:p text:style-name="P28">+------------------------------------+ <text:s text:c="190"/><text:tab/>MENU OPTIONS <text:s text:c="190"/>+------------------------------------+ <text:s text:c="391"/>1. READ DATA <text:s text:c="409"/>2. FIFO <text:s text:c="414"/>3. OPTIMAL <text:s text:c="411"/>4. LRU <text:s text:c="415"/>5. LFU <text:s text:c="415"/>6. EXIT <text:s text:c="3"/></text:p>
      <text:p text:style-name="P28"><text:s text:c="833"/>ENTER choice: <text:span text:style-name="T21">2</text:span></text:p>
      <text:p text:style-name="P28"/>
      <text:p text:style-name="P29">7: 7 <text:s text:c="206"/>0: 7 0 <text:s text:c="204"/>1: 7 0 1 <text:s text:c="202"/>2: 0 1 2 <text:s text:c="202"/>0: NO page fault ! <text:s text:c="192"/>3: 1 2 3 <text:s text:c="202"/>0: 2 3 0 <text:s text:c="202"/>4: 3 0 4 <text:s text:c="202"/>2: 0 4 2 <text:s text:c="202"/>3: 4 2 3 <text:s text:c="202"/>0: 2 3 0 <text:s text:c="202"/><text:soft-page-break/>3: NO page fault ! <text:s text:c="192"/>0: NO page fault ! <text:s text:c="192"/>3: NO page fault ! <text:s text:c="192"/>2: NO page fault ! <text:s text:c="192"/>1: 3 0 1 <text:s text:c="202"/>2: 0 1 2 <text:s text:c="202"/>0: NO page fault ! <text:s text:c="192"/>1: NO page fault ! <text:s text:c="192"/>7: 1 2 7 <text:s text:c="202"/>0: 2 7 0 <text:s text:c="202"/>1: 7 0 1</text:p>
      <text:p text:style-name="P29"><text:s text:c="413"/>Total number of PAGE FAULTS: 15</text:p>
      <text:p text:style-name="P25"/>
      <text:p text:style-name="P27">+------------------------------------+ <text:s text:c="190"/><text:tab/>MENU OPTIONS <text:s text:c="190"/>+------------------------------------+ <text:s text:c="391"/>1. READ DATA <text:s text:c="409"/>2. FIFO <text:s text:c="414"/>3. OPTIMAL <text:s text:c="411"/>4. LRU <text:s text:c="415"/>5. LFU <text:s text:c="415"/>6. EXIT <text:s text:c="3"/></text:p>
      <text:p text:style-name="P27"><text:s text:c="833"/>ENTER choice: <text:span text:style-name="T21">3</text:span></text:p>
      <text:p text:style-name="P27"/>
      <text:p text:style-name="P30">7: 7 <text:s text:c="206"/>0: 7 0 <text:s text:c="204"/>1: 7 0 1 <text:s text:c="202"/>2: 2 0 1 <text:s text:c="202"/>0: NO page fault ! <text:s text:c="192"/>3: 2 0 3 <text:s text:c="202"/>0: NO page fault ! <text:s text:c="192"/>4: 2 4 3 <text:s text:c="202"/>2: NO page fault ! <text:s text:c="192"/>3: NO page fault ! <text:s text:c="192"/>0: 2 0 3 <text:s text:c="202"/>3: NO page fault ! <text:s text:c="192"/>0: NO page fault ! <text:s text:c="192"/>3: NO page fault ! <text:s text:c="192"/>2: NO page fault ! <text:s text:c="192"/>1: 2 0 1 <text:s text:c="202"/>2: NO page fault ! <text:s text:c="192"/>0: NO page fault ! <text:s text:c="192"/>1: NO page fault ! <text:s text:c="192"/>7: 7 0 1 <text:s text:c="202"/>0: NO page fault ! <text:s text:c="192"/>1: NO page fault !</text:p>
      <text:p text:style-name="P30"><text:soft-page-break/><text:s text:c="403"/>Total number of PAGE FAULTS: 9 </text:p>
      <text:p text:style-name="P27"/>
      <text:p text:style-name="P27">+------------------------------------+ <text:s text:c="190"/><text:tab/>MENU OPTIONS <text:s text:c="190"/>+------------------------------------+ <text:s text:c="391"/>1. READ DATA <text:s text:c="409"/>2. FIFO <text:s text:c="414"/>3. OPTIMAL <text:s text:c="411"/>4. LRU <text:s text:c="415"/>5. LFU <text:s text:c="415"/>6. EXIT <text:s text:c="3"/></text:p>
      <text:p text:style-name="P27"><text:s text:c="833"/>ENTER choice: <text:span text:style-name="T21">4</text:span></text:p>
      <text:p text:style-name="P27"/>
      <text:p text:style-name="P31">7 : 7 <text:s text:c="205"/>0 : 7 0 <text:s text:c="203"/>1 : 7 0 1 <text:s text:c="201"/>2 : 2 0 1 <text:s text:c="201"/>0 : NO page fault ! <text:s text:c="191"/>3 : 2 0 3 <text:s text:c="201"/>0 : NO page fault ! <text:s text:c="191"/>4 : 4 0 3 <text:s text:c="201"/>2 : 4 0 2 <text:s text:c="201"/>3 : 4 3 2 <text:s text:c="201"/>0 : 0 3 2 <text:s text:c="201"/>3 : NO page fault ! <text:s text:c="191"/>0 : NO page fault ! <text:s text:c="191"/>3 : NO page fault ! <text:s text:c="191"/>2 : NO page fault ! <text:s text:c="191"/>1 : 1 3 2 <text:s text:c="201"/>2 : NO page fault ! <text:s text:c="191"/>0 : 1 0 2 <text:s text:c="201"/>1 : NO page fault ! <text:s text:c="191"/>7 : 1 0 7 <text:s text:c="201"/>0 : NO page fault ! <text:s text:c="191"/>1 : NO page fault ! </text:p>
      <text:p text:style-name="P31"><text:s text:c="401"/>Total number of PAGE FAULTS: 12 </text:p>
      <text:p text:style-name="P27"/>
      <text:p text:style-name="P27">+------------------------------------+ <text:s text:c="190"/><text:tab/>MENU OPTIONS <text:s text:c="190"/>+------------------------------------+ <text:s text:c="391"/>1. READ DATA <text:s text:c="409"/>2. FIFO <text:s text:c="414"/>3. OPTIMAL <text:s text:c="411"/>4. LRU <text:s text:c="415"/>5. LFU <text:s text:c="415"/>6. EXIT <text:s text:c="3"/></text:p>
      <text:p text:style-name="P27"><text:soft-page-break/><text:s text:c="833"/>ENTER choice: <text:span text:style-name="T21">5</text:span></text:p>
      <text:p text:style-name="P27"/>
      <text:p text:style-name="P32"><text:s/>7 : 7 <text:s text:c="205"/>0 : 7 0 <text:s text:c="203"/>1 : 7 0 1 <text:s text:c="201"/>2 : 2 0 1 <text:s text:c="201"/>0 : NO page fault ! <text:s text:c="191"/>3 : 3 0 1 <text:s text:c="201"/>0 : NO page fault ! <text:s text:c="191"/>4 : 4 0 1 <text:s text:c="201"/>2 : 2 0 1 <text:s text:c="201"/>3 : 2 0 3 <text:s text:c="201"/>0 : NO page fault ! <text:s text:c="191"/>3 : NO page fault ! <text:s text:c="191"/>0 : NO page fault ! <text:s text:c="191"/>3 : NO page fault ! <text:s text:c="191"/>2 : NO page fault ! <text:s text:c="191"/>1 : 1 0 3 <text:s text:c="201"/>2 : 2 0 3 <text:s text:c="201"/>0 : NO page fault ! <text:s text:c="191"/>1 : 1 0 3 <text:s text:c="201"/>7 : 7 0 3 <text:s text:c="201"/>0 : NO page fault ! <text:s text:c="191"/>1 : 1 0 3</text:p>
      <text:p text:style-name="P32"><text:s text:c="412"/>Total number of PAGE FAULTS: 13</text:p>
      <text:p text:style-name="P27"/>
      <text:p text:style-name="P27">+------------------------------------+ <text:s text:c="190"/><text:tab/>MENU OPTIONS <text:s text:c="190"/>+------------------------------------+ <text:s text:c="391"/>1. READ DATA <text:s text:c="409"/>2. FIFO <text:s text:c="414"/>3. OPTIMAL <text:s text:c="411"/>4. LRU <text:s text:c="415"/>5. LFU <text:s text:c="415"/>6. EXIT <text:s text:c="3"/></text:p>
      <text:p text:style-name="P27"><text:s text:c="833"/>ENTER choice: <text:span text:style-name="T21">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4-01T14:39:31.605000000</dc:date>
    <meta:editing-duration>PT39M23S</meta:editing-duration>
    <meta:editing-cycles>36</meta:editing-cycles>
    <meta:document-statistic meta:table-count="0" meta:image-count="0" meta:object-count="0" meta:page-count="12" meta:paragraph-count="316" meta:word-count="1274" meta:character-count="50363" meta:non-whitespace-character-count="5825"/>
  </office:meta>
</office:document-meta>
</file>